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dd4814" draw:textarea-horizontal-align="left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03cm" draw:marker-end-width="0.203cm" draw:fill-color="#33a3a3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solid" draw:fill-color="#ffffff" fo:min-height="0.889cm"/>
    </style:style>
    <style:style style:name="gr5" style:family="graphic" style:parent-style-name="standard">
      <style:graphic-properties svg:stroke-width="0cm" svg:stroke-color="#00000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4.054cm" svg:x="0cm" svg:y="8.509cm">
          <text:p text:style-name="P1">Host (CP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2.032cm" svg:x="0.381cm" svg:y="9.95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4.018cm" svg:x="11.684cm" svg:y="0.046cm">
          <text:p text:style-name="P1">OpenCL Device (CPU/GP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032cm" svg:x="12.192cm" svg:y="1.443cm">
          <text:p text:style-name="P1">Global 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4.018cm" svg:x="11.683cm" svg:y="4.345cm">
          <text:p text:style-name="P1">OpenCL Device (CPU/GP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032cm" svg:x="12.191cm" svg:y="5.742cm">
          <text:p text:style-name="P1">Global 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4.018cm" svg:x="11.683cm" svg:y="8.545cm">
          <text:p text:style-name="P1">OpenCL Device (CPU/GPU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032cm" svg:x="12.191cm" svg:y="9.942cm">
          <text:p text:style-name="P1">Global memor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8cm" svg:y1="3.556cm" svg:x2="4.318cm" svg:y2="10.16cm">
          <text:p/>
        </draw:line>
        <draw:line draw:style-name="gr3" draw:text-style-name="P1" draw:layer="layout" svg:x1="8.239cm" svg:y1="1.762cm" svg:x2="12.7cm" svg:y2="2.413cm">
          <text:p/>
        </draw:line>
        <draw:line draw:style-name="gr3" draw:text-style-name="P1" draw:layer="layout" svg:x1="8.493cm" svg:y1="2.905cm" svg:x2="12.573cm" svg:y2="6.731cm">
          <text:p/>
        </draw:line>
        <draw:line draw:style-name="gr3" draw:text-style-name="P1" draw:layer="layout" svg:x1="7.747cm" svg:y1="3.556cm" svg:x2="12.446cm" svg:y2="11.049cm">
          <text:p/>
        </draw:line>
        <draw:frame draw:style-name="gr4" draw:layer="layout" svg:width="6.731cm" svg:height="1.673cm" svg:x="3.367cm" svg:y="4.888cm">
          <draw:text-box>
            <text:p>Pointers to where the image data is stored</text:p>
          </draw:text-box>
        </draw:frame>
        <draw:custom-shape draw:style-name="gr5" draw:text-style-name="P1" draw:layer="layout" svg:width="8.636cm" svg:height="3.556cm" svg:x="0cm" svg:y="0cm">
          <text:p text:style-name="P1">Image ob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8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Smistad</meta:initial-creator>
    <meta:creation-date>2014-03-03T18:27:11</meta:creation-date>
    <dc:date>2014-03-10T14:55:43</dc:date>
    <dc:creator>Erik Smistad</dc:creator>
    <meta:editing-duration>PT24M33S</meta:editing-duration>
    <meta:editing-cycles>6</meta:editing-cycles>
    <meta:generator>LibreOffice/3.5$Linux_X86_64 LibreOffice_project/350m1$Build-2</meta:generator>
    <meta:document-statistic meta:object-count="14"/>
  </office:meta>
</office:document-meta>
</file>